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0332" officeooo:paragraph-rsid="00160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en Windows</text:p>
      <text:p text:style-name="P1"/>
      <text:p text:style-name="P1">Docker Tool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2:09:45.718534349</meta:creation-date>
    <dc:date>2016-01-19T12:17:03.810574163</dc:date>
    <meta:editing-duration>PT7M19S</meta:editing-duration>
    <meta:editing-cycles>1</meta:editing-cycles>
    <meta:document-statistic meta:table-count="0" meta:image-count="0" meta:object-count="0" meta:page-count="1" meta:paragraph-count="2" meta:word-count="5" meta:character-count="31" meta:non-whitespace-character-count="28"/>
    <meta:generator>LibreOffice/5.0.0.5$Linux_X86_64 LibreOffice_project/00$Build-5</meta:generator>
  </office:meta>
</office:document-meta>
</file>